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4.83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4.501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1.37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8-9006-0258193-04_20J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ccount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emo/Description</text:p>
          </table:table-cell>
          <table:table-cell office:value-type="string" calcext:value-type="string">
            <text:p>Source Code (payment type)</text:p>
          </table:table-cell>
          <table:table-cell office:value-type="string" calcext:value-type="string">
            <text:p>TP ref</text:p>
          </table:table-cell>
          <table:table-cell office:value-type="string" calcext:value-type="string">
            <text:p>TP part</text:p>
          </table:table-cell>
          <table:table-cell office:value-type="string" calcext:value-type="string">
            <text:p>TP code</text:p>
          </table:table-cell>
          <table:table-cell office:value-type="string" calcext:value-type="string">
            <text:p>OP ref</text:p>
          </table:table-cell>
          <table:table-cell office:value-type="string" calcext:value-type="string">
            <text:p>OP part</text:p>
          </table:table-cell>
          <table:table-cell office:value-type="string" calcext:value-type="string">
            <text:p>OP code</text:p>
          </table:table-cell>
          <table:table-cell office:value-type="string" calcext:value-type="string">
            <text:p>OP name</text:p>
          </table:table-cell>
          <table:table-cell office:value-type="string" calcext:value-type="string">
            <text:p>OP Bank Account Number</text:p>
          </table:table-cell>
          <table:table-cell office:value-type="string" calcext:value-type="string">
            <text:p>Amount (credit)</text:p>
          </table:table-cell>
          <table:table-cell office:value-type="string" calcext:value-type="string">
            <text:p>Amount (debit)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alance</text:p>
          </table:table-cell>
          <table:table-cell/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1-11-2024</text:p>
          </table:table-cell>
          <table:table-cell office:value-type="string" calcext:value-type="string">
            <text:p>POS W/D ARTICLE ARTIC-09:17 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66.48" calcext:value-type="float">
            <text:p>166.4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1-11-2024</text:p>
          </table:table-cell>
          <table:table-cell office:value-type="string" calcext:value-type="string">
            <text:p>POS W/D FOUR SQUARE A-11:32 </text:p>
          </table:table-cell>
          <table:table-cell table:number-columns-repeated="11"/>
          <table:table-cell office:value-type="float" office:value="6.29" calcext:value-type="float">
            <text:p>6.29</text:p>
          </table:table-cell>
          <table:table-cell office:value-type="float" office:value="-6.29" calcext:value-type="float">
            <text:p>-6.29</text:p>
          </table:table-cell>
          <table:table-cell office:value-type="float" office:value="160.19" calcext:value-type="float">
            <text:p>160.1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1-11-2024</text:p>
          </table:table-cell>
          <table:table-cell office:value-type="string" calcext:value-type="string">
            <text:p>POS W/D ORANGE CAFE O-13:38 </text:p>
          </table:table-cell>
          <table:table-cell table:number-columns-repeated="11"/>
          <table:table-cell office:value-type="float" office:value="5.5" calcext:value-type="float">
            <text:p>5.5</text:p>
          </table:table-cell>
          <table:table-cell office:value-type="float" office:value="-5.5" calcext:value-type="float">
            <text:p>-5.5</text:p>
          </table:table-cell>
          <table:table-cell office:value-type="float" office:value="154.69" calcext:value-type="float">
            <text:p>154.6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1-11-2024</text:p>
          </table:table-cell>
          <table:table-cell office:value-type="string" calcext:value-type="string">
            <text:p>POS W/D PAK N SAVE WA-14:09 </text:p>
          </table:table-cell>
          <table:table-cell table:number-columns-repeated="11"/>
          <table:table-cell office:value-type="float" office:value="60.61" calcext:value-type="float">
            <text:p>60.61</text:p>
          </table:table-cell>
          <table:table-cell office:value-type="float" office:value="-60.61" calcext:value-type="float">
            <text:p>-60.61</text:p>
          </table:table-cell>
          <table:table-cell office:value-type="float" office:value="94.08" calcext:value-type="float">
            <text:p>94.0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2-11-2024</text:p>
          </table:table-cell>
          <table:table-cell office:value-type="string" calcext:value-type="string">
            <text:p>TRANSFER TO B A WOODS - 00 </text:p>
          </table:table-cell>
          <table:table-cell table:number-columns-repeated="8"/>
          <table:table-cell office:value-type="string" calcext:value-type="string">
            <text:p>B A WOODS</text:p>
          </table:table-cell>
          <table:table-cell office:value-type="string" calcext:value-type="string">
            <text:p>38-9000-03512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244.08" calcext:value-type="float">
            <text:p>244.0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2-11-2024</text:p>
          </table:table-cell>
          <table:table-cell office:value-type="string" calcext:value-type="string">
            <text:p>POS W/D Just Cuts Wha-09:50 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214.08" calcext:value-type="float">
            <text:p>214.0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2-11-2024</text:p>
          </table:table-cell>
          <table:table-cell office:value-type="string" calcext:value-type="string">
            <text:p>POS W/D KIWIANA CAFE -09:54 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208.08" calcext:value-type="float">
            <text:p>208.0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2-11-2024</text:p>
          </table:table-cell>
          <table:table-cell office:value-type="string" calcext:value-type="string">
            <text:p>POS W/D WOOLWORTHS NZ-10:19 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91.08" calcext:value-type="float">
            <text:p>191.0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3-11-2024</text:p>
          </table:table-cell>
          <table:table-cell office:value-type="string" calcext:value-type="string">
            <text:p>POS W/D Z DUBLIN ST Z-09:15 </text:p>
          </table:table-cell>
          <table:table-cell table:number-columns-repeated="11"/>
          <table:table-cell office:value-type="float" office:value="4.9" calcext:value-type="float">
            <text:p>4.9</text:p>
          </table:table-cell>
          <table:table-cell office:value-type="float" office:value="-4.9" calcext:value-type="float">
            <text:p>-4.9</text:p>
          </table:table-cell>
          <table:table-cell office:value-type="float" office:value="186.18" calcext:value-type="float">
            <text:p>186.1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3-11-2024</text:p>
          </table:table-cell>
          <table:table-cell office:value-type="string" calcext:value-type="string">
            <text:p>POS W/D M10 COLUMBUS -12:15 </text:p>
          </table:table-cell>
          <table:table-cell table:number-columns-repeated="11"/>
          <table:table-cell office:value-type="float" office:value="6.2" calcext:value-type="float">
            <text:p>6.2</text:p>
          </table:table-cell>
          <table:table-cell office:value-type="float" office:value="-6.2" calcext:value-type="float">
            <text:p>-6.2</text:p>
          </table:table-cell>
          <table:table-cell office:value-type="float" office:value="179.98" calcext:value-type="float">
            <text:p>179.9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3-11-2024</text:p>
          </table:table-cell>
          <table:table-cell office:value-type="string" calcext:value-type="string">
            <text:p>POS W/D MITRE 10 MEGA-12:41 </text:p>
          </table:table-cell>
          <table:table-cell table:number-columns-repeated="11"/>
          <table:table-cell office:value-type="float" office:value="22.96" calcext:value-type="float">
            <text:p>22.96</text:p>
          </table:table-cell>
          <table:table-cell office:value-type="float" office:value="-22.96" calcext:value-type="float">
            <text:p>-22.96</text:p>
          </table:table-cell>
          <table:table-cell office:value-type="float" office:value="157.02" calcext:value-type="float">
            <text:p>157.0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11-2024</text:p>
          </table:table-cell>
          <table:table-cell office:value-type="string" calcext:value-type="string">
            <text:p>POS W/D Mischief Cafe-09:19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46.02" calcext:value-type="float">
            <text:p>146.0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11-2024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46.02" calcext:value-type="float">
            <text:p>46.0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11-2024</text:p>
          </table:table-cell>
          <table:table-cell office:value-type="string" calcext:value-type="string">
            <text:p>POS W/D CACTUS CREME -13:18 </text:p>
          </table:table-cell>
          <table:table-cell table:number-columns-repeated="11"/>
          <table:table-cell office:value-type="float" office:value="6.5" calcext:value-type="float">
            <text:p>6.5</text:p>
          </table:table-cell>
          <table:table-cell office:value-type="float" office:value="-6.5" calcext:value-type="float">
            <text:p>-6.5</text:p>
          </table:table-cell>
          <table:table-cell office:value-type="float" office:value="39.52" calcext:value-type="float">
            <text:p>39.5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11-2024</text:p>
          </table:table-cell>
          <table:table-cell office:value-type="string" calcext:value-type="string">
            <text:p>POS W/D PAK N SAVE WA-13:56 </text:p>
          </table:table-cell>
          <table:table-cell table:number-columns-repeated="11"/>
          <table:table-cell office:value-type="float" office:value="23.43" calcext:value-type="float">
            <text:p>23.43</text:p>
          </table:table-cell>
          <table:table-cell office:value-type="float" office:value="-23.43" calcext:value-type="float">
            <text:p>-23.43</text:p>
          </table:table-cell>
          <table:table-cell office:value-type="float" office:value="16.09" calcext:value-type="float">
            <text:p>16.0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5-11-2024</text:p>
          </table:table-cell>
          <table:table-cell office:value-type="string" calcext:value-type="string">
            <text:p>POS W/D THE RUTLAND A-17:25 </text:p>
          </table:table-cell>
          <table:table-cell table:number-columns-repeated="11"/>
          <table:table-cell office:value-type="float" office:value="24.5" calcext:value-type="float">
            <text:p>24.5</text:p>
          </table:table-cell>
          <table:table-cell office:value-type="float" office:value="-24.5" calcext:value-type="float">
            <text:p>-24.5</text:p>
          </table:table-cell>
          <table:table-cell office:value-type="float" office:value="241.59" calcext:value-type="float">
            <text:p>241.5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5-11-2024</text:p>
          </table:table-cell>
          <table:table-cell office:value-type="string" calcext:value-type="string">
            <text:p>POS W/D Embassy 3 Cin-17:56 </text:p>
          </table:table-cell>
          <table:table-cell table:number-columns-repeated="11"/>
          <table:table-cell office:value-type="float" office:value="22.8" calcext:value-type="float">
            <text:p>22.8</text:p>
          </table:table-cell>
          <table:table-cell office:value-type="float" office:value="-22.8" calcext:value-type="float">
            <text:p>-22.8</text:p>
          </table:table-cell>
          <table:table-cell office:value-type="float" office:value="218.79" calcext:value-type="float">
            <text:p>218.7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5-11-2024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18.79" calcext:value-type="float">
            <text:p>118.7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6-11-2024</text:p>
          </table:table-cell>
          <table:table-cell office:value-type="string" calcext:value-type="string">
            <text:p>POS W/D ARTICLE ARTIC-08:37 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08.79" calcext:value-type="float">
            <text:p>108.7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6-11-2024</text:p>
          </table:table-cell>
          <table:table-cell office:value-type="string" calcext:value-type="string">
            <text:p>POS W/D NPD WHANGANUI-16:01 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48.79" calcext:value-type="float">
            <text:p>48.7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6-11-2024</text:p>
          </table:table-cell>
          <table:table-cell office:value-type="string" calcext:value-type="string">
            <text:p>POS W/D WOOLWORTHS NZ-16:15 </text:p>
          </table:table-cell>
          <table:table-cell table:number-columns-repeated="11"/>
          <table:table-cell office:value-type="float" office:value="18.78" calcext:value-type="float">
            <text:p>18.78</text:p>
          </table:table-cell>
          <table:table-cell office:value-type="float" office:value="-18.78" calcext:value-type="float">
            <text:p>-18.78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11-2024</text:p>
          </table:table-cell>
          <table:table-cell office:value-type="string" calcext:value-type="string">
            <text:p>POS W/D ARTICLE ARTIC-08:47 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11-2024</text:p>
          </table:table-cell>
          <table:table-cell office:value-type="string" calcext:value-type="string">
            <text:p>POS W/D BEHIND THE DO-12:20 </text:p>
          </table:table-cell>
          <table:table-cell table:number-columns-repeated="11"/>
          <table:table-cell office:value-type="float" office:value="6.4" calcext:value-type="float">
            <text:p>6.4</text:p>
          </table:table-cell>
          <table:table-cell office:value-type="float" office:value="-6.4" calcext:value-type="float">
            <text:p>-6.4</text:p>
          </table:table-cell>
          <table:table-cell office:value-type="float" office:value="13.61" calcext:value-type="float">
            <text:p>13.6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11-2024</text:p>
          </table:table-cell>
          <table:table-cell office:value-type="string" calcext:value-type="string">
            <text:p>POS W/D PORRIDGE WATS-18:19 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9-11-2024</text:p>
          </table:table-cell>
          <table:table-cell office:value-type="string" calcext:value-type="string">
            <text:p>POS W/D WEDGE WEDGE-11:33 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56.61" calcext:value-type="float">
            <text:p>56.6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9-11-2024</text:p>
          </table:table-cell>
          <table:table-cell office:value-type="string" calcext:value-type="string">
            <text:p>POS W/D FOUR SQUARE A-13:33 </text:p>
          </table:table-cell>
          <table:table-cell table:number-columns-repeated="11"/>
          <table:table-cell office:value-type="float" office:value="4.44" calcext:value-type="float">
            <text:p>4.44</text:p>
          </table:table-cell>
          <table:table-cell office:value-type="float" office:value="-4.44" calcext:value-type="float">
            <text:p>-4.44</text:p>
          </table:table-cell>
          <table:table-cell office:value-type="float" office:value="52.17" calcext:value-type="float">
            <text:p>52.1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9-11-2024</text:p>
          </table:table-cell>
          <table:table-cell office:value-type="string" calcext:value-type="string">
            <text:p>POS W/D BARRACKS BARR-17:14 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-29" calcext:value-type="float">
            <text:p>-29</text:p>
          </table:table-cell>
          <table:table-cell office:value-type="float" office:value="23.17" calcext:value-type="float">
            <text:p>23.1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0-11-2024</text:p>
          </table:table-cell>
          <table:table-cell office:value-type="string" calcext:value-type="string">
            <text:p>POS W/D VIV'S KITCHEN-09:28 </text:p>
          </table:table-cell>
          <table:table-cell table:number-columns-repeated="11"/>
          <table:table-cell office:value-type="float" office:value="15.2" calcext:value-type="float">
            <text:p>15.2</text:p>
          </table:table-cell>
          <table:table-cell office:value-type="float" office:value="-15.2" calcext:value-type="float">
            <text:p>-15.2</text:p>
          </table:table-cell>
          <table:table-cell office:value-type="float" office:value="257.97" calcext:value-type="float">
            <text:p>257.9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1-11-2024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57.97" calcext:value-type="float">
            <text:p>157.9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1-11-2024</text:p>
          </table:table-cell>
          <table:table-cell office:value-type="string" calcext:value-type="string">
            <text:p>POS W/D PAK N SAVE WA-11:10 </text:p>
          </table:table-cell>
          <table:table-cell table:number-columns-repeated="11"/>
          <table:table-cell office:value-type="float" office:value="61.81" calcext:value-type="float">
            <text:p>61.81</text:p>
          </table:table-cell>
          <table:table-cell office:value-type="float" office:value="-61.81" calcext:value-type="float">
            <text:p>-61.81</text:p>
          </table:table-cell>
          <table:table-cell office:value-type="float" office:value="196.16" calcext:value-type="float">
            <text:p>196.1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2-11-2024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96.16" calcext:value-type="float">
            <text:p>96.1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3-11-2024</text:p>
          </table:table-cell>
          <table:table-cell office:value-type="string" calcext:value-type="string">
            <text:p>POS W/D Sarjeant Gall-09:49 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84.16" calcext:value-type="float">
            <text:p>84.1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3-11-2024</text:p>
          </table:table-cell>
          <table:table-cell office:value-type="string" calcext:value-type="string">
            <text:p>POS W/D Four Continen-18:15 </text:p>
          </table:table-cell>
          <table:table-cell table:number-columns-repeated="11"/>
          <table:table-cell office:value-type="float" office:value="44.47" calcext:value-type="float">
            <text:p>44.47</text:p>
          </table:table-cell>
          <table:table-cell office:value-type="float" office:value="-44.47" calcext:value-type="float">
            <text:p>-44.47</text:p>
          </table:table-cell>
          <table:table-cell office:value-type="float" office:value="39.69" calcext:value-type="float">
            <text:p>39.6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4-11-2024</text:p>
          </table:table-cell>
          <table:table-cell office:value-type="string" calcext:value-type="string">
            <text:p>POS W/D DURIEHILL FIS-17:03 </text:p>
          </table:table-cell>
          <table:table-cell table:number-columns-repeated="11"/>
          <table:table-cell office:value-type="float" office:value="11.7" calcext:value-type="float">
            <text:p>11.7</text:p>
          </table:table-cell>
          <table:table-cell office:value-type="float" office:value="-11.7" calcext:value-type="float">
            <text:p>-11.7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5-11-2024</text:p>
          </table:table-cell>
          <table:table-cell office:value-type="string" calcext:value-type="string">
            <text:p>POS W/D Sarjeant Gall-09:52 </text:p>
          </table:table-cell>
          <table:table-cell table:number-columns-repeated="11"/>
          <table:table-cell office:value-type="float" office:value="12.5" calcext:value-type="float">
            <text:p>12.5</text:p>
          </table:table-cell>
          <table:table-cell office:value-type="float" office:value="-12.5" calcext:value-type="float">
            <text:p>-12.5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6-11-2024</text:p>
          </table:table-cell>
          <table:table-cell office:value-type="string" calcext:value-type="string">
            <text:p>POS W/D PAK N SAVE WA-15:23 </text:p>
          </table:table-cell>
          <table:table-cell table:number-columns-repeated="11"/>
          <table:table-cell office:value-type="float" office:value="36.98" calcext:value-type="float">
            <text:p>36.98</text:p>
          </table:table-cell>
          <table:table-cell office:value-type="float" office:value="-36.98" calcext:value-type="float">
            <text:p>-36.98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7-11-2024</text:p>
          </table:table-cell>
          <table:table-cell office:value-type="string" calcext:value-type="string">
            <text:p>POS W/D Sarjeant Gall-09:17 </text:p>
          </table:table-cell>
          <table:table-cell table:number-columns-repeated="11"/>
          <table:table-cell office:value-type="float" office:value="6.5" calcext:value-type="float">
            <text:p>6.5</text:p>
          </table:table-cell>
          <table:table-cell office:value-type="float" office:value="-6.5" calcext:value-type="float">
            <text:p>-6.5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7-11-2024</text:p>
          </table:table-cell>
          <table:table-cell office:value-type="string" calcext:value-type="string">
            <text:p>POS W/D BEHIND THE DO-11:37 </text:p>
          </table:table-cell>
          <table:table-cell table:number-columns-repeated="11"/>
          <table:table-cell office:value-type="float" office:value="6.4" calcext:value-type="float">
            <text:p>6.4</text:p>
          </table:table-cell>
          <table:table-cell office:value-type="float" office:value="-6.4" calcext:value-type="float">
            <text:p>-6.4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7-11-2024</text:p>
          </table:table-cell>
          <table:table-cell office:value-type="string" calcext:value-type="string">
            <text:p>POS W/D FOUR SQUARE R-12:59 </text:p>
          </table:table-cell>
          <table:table-cell table:number-columns-repeated="11"/>
          <table:table-cell office:value-type="float" office:value="8.99" calcext:value-type="float">
            <text:p>8.99</text:p>
          </table:table-cell>
          <table:table-cell office:value-type="float" office:value="-8.99" calcext:value-type="float">
            <text:p>-8.99</text:p>
          </table:table-cell>
          <table:table-cell office:value-type="float" office:value="346.62" calcext:value-type="float">
            <text:p>346.6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7-11-2024</text:p>
          </table:table-cell>
          <table:table-cell office:value-type="string" calcext:value-type="string">
            <text:p>POS W/D Embassy 3 Cin-17:17 </text:p>
          </table:table-cell>
          <table:table-cell table:number-columns-repeated="11"/>
          <table:table-cell office:value-type="float" office:value="21.8" calcext:value-type="float">
            <text:p>21.8</text:p>
          </table:table-cell>
          <table:table-cell office:value-type="float" office:value="-21.8" calcext:value-type="float">
            <text:p>-21.8</text:p>
          </table:table-cell>
          <table:table-cell office:value-type="float" office:value="324.82" calcext:value-type="float">
            <text:p>324.8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8-11-2024</text:p>
          </table:table-cell>
          <table:table-cell office:value-type="string" calcext:value-type="string">
            <text:p>POS W/D LITTLE CURIOU-10:10 </text:p>
          </table:table-cell>
          <table:table-cell table:number-columns-repeated="11"/>
          <table:table-cell office:value-type="float" office:value="6.2" calcext:value-type="float">
            <text:p>6.2</text:p>
          </table:table-cell>
          <table:table-cell office:value-type="float" office:value="-6.2" calcext:value-type="float">
            <text:p>-6.2</text:p>
          </table:table-cell>
          <table:table-cell office:value-type="float" office:value="318.62" calcext:value-type="float">
            <text:p>318.6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8-11-2024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218.62" calcext:value-type="float">
            <text:p>218.6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9-11-2024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18.62" calcext:value-type="float">
            <text:p>118.6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9-11-2024</text:p>
          </table:table-cell>
          <table:table-cell office:value-type="string" calcext:value-type="string">
            <text:p>POS W/D DURIEHILL FIS-18:07 </text:p>
          </table:table-cell>
          <table:table-cell table:number-columns-repeated="11"/>
          <table:table-cell office:value-type="float" office:value="21.7" calcext:value-type="float">
            <text:p>21.7</text:p>
          </table:table-cell>
          <table:table-cell office:value-type="float" office:value="-21.7" calcext:value-type="float">
            <text:p>-21.7</text:p>
          </table:table-cell>
          <table:table-cell office:value-type="float" office:value="96.92" calcext:value-type="float">
            <text:p>96.9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0-11-2024</text:p>
          </table:table-cell>
          <table:table-cell office:value-type="string" calcext:value-type="string">
            <text:p>POS W/D Sarjeant Gall-10:23 </text:p>
          </table:table-cell>
          <table:table-cell table:number-columns-repeated="11"/>
          <table:table-cell office:value-type="float" office:value="6.5" calcext:value-type="float">
            <text:p>6.5</text:p>
          </table:table-cell>
          <table:table-cell office:value-type="float" office:value="-6.5" calcext:value-type="float">
            <text:p>-6.5</text:p>
          </table:table-cell>
          <table:table-cell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1-2024</text:p>
          </table:table-cell>
          <table:table-cell office:value-type="string" calcext:value-type="string">
            <text:p>POS W/D CACTUS CREME -11:41 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77.42" calcext:value-type="float">
            <text:p>77.4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1-2024</text:p>
          </table:table-cell>
          <table:table-cell office:value-type="string" calcext:value-type="string">
            <text:p>POS W/D Brews on Drew-17:09 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52.42" calcext:value-type="float">
            <text:p>52.4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1-2024</text:p>
          </table:table-cell>
          <table:table-cell office:value-type="string" calcext:value-type="string">
            <text:p>POS W/D Brews on Drew-17:42 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34.42" calcext:value-type="float">
            <text:p>34.4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1-2024</text:p>
          </table:table-cell>
          <table:table-cell office:value-type="string" calcext:value-type="string">
            <text:p>POS W/D Brews on Drew-18:13 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359.42" calcext:value-type="float">
            <text:p>359.4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1-2024</text:p>
          </table:table-cell>
          <table:table-cell office:value-type="string" calcext:value-type="string">
            <text:p>POS W/D Brews on Drew-19:10 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334.42" calcext:value-type="float">
            <text:p>334.4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2-11-2024</text:p>
          </table:table-cell>
          <table:table-cell office:value-type="string" calcext:value-type="string">
            <text:p>POS W/D LITTLE CURIOU-11:36 </text:p>
          </table:table-cell>
          <table:table-cell table:number-columns-repeated="11"/>
          <table:table-cell office:value-type="float" office:value="11.7" calcext:value-type="float">
            <text:p>11.7</text:p>
          </table:table-cell>
          <table:table-cell office:value-type="float" office:value="-11.7" calcext:value-type="float">
            <text:p>-11.7</text:p>
          </table:table-cell>
          <table:table-cell office:value-type="float" office:value="322.72" calcext:value-type="float">
            <text:p>322.7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2-11-2024</text:p>
          </table:table-cell>
          <table:table-cell office:value-type="string" calcext:value-type="string">
            <text:p>POS W/D Cityfitness W-13:16 </text:p>
          </table:table-cell>
          <table:table-cell table:number-columns-repeated="11"/>
          <table:table-cell office:value-type="float" office:value="14.41" calcext:value-type="float">
            <text:p>14.41</text:p>
          </table:table-cell>
          <table:table-cell office:value-type="float" office:value="-14.41" calcext:value-type="float">
            <text:p>-14.41</text:p>
          </table:table-cell>
          <table:table-cell office:value-type="float" office:value="308.31" calcext:value-type="float">
            <text:p>308.3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2-11-2024</text:p>
          </table:table-cell>
          <table:table-cell office:value-type="string" calcext:value-type="string">
            <text:p>POS W/D NPD WHANGANUI-13:24 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268.31" calcext:value-type="float">
            <text:p>268.3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2-11-2024</text:p>
          </table:table-cell>
          <table:table-cell office:value-type="string" calcext:value-type="string">
            <text:p>POS W/D KIWIANA CAFE -14:17 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263.31" calcext:value-type="float">
            <text:p>263.3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2-11-2024</text:p>
          </table:table-cell>
          <table:table-cell office:value-type="string" calcext:value-type="string">
            <text:p>POS W/D WOOLWORTHS NZ-14:39 </text:p>
          </table:table-cell>
          <table:table-cell table:number-columns-repeated="11"/>
          <table:table-cell office:value-type="float" office:value="22.87" calcext:value-type="float">
            <text:p>22.87</text:p>
          </table:table-cell>
          <table:table-cell office:value-type="float" office:value="-22.87" calcext:value-type="float">
            <text:p>-22.87</text:p>
          </table:table-cell>
          <table:table-cell office:value-type="float" office:value="240.44" calcext:value-type="float">
            <text:p>240.44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3-11-2024</text:p>
          </table:table-cell>
          <table:table-cell office:value-type="string" calcext:value-type="string">
            <text:p>POS W/D River Market -10:05 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231.44" calcext:value-type="float">
            <text:p>231.44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3-11-2024</text:p>
          </table:table-cell>
          <table:table-cell office:value-type="string" calcext:value-type="string">
            <text:p>POS W/D Big Moose-10:30 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216.44" calcext:value-type="float">
            <text:p>216.44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3-11-2024</text:p>
          </table:table-cell>
          <table:table-cell office:value-type="string" calcext:value-type="string">
            <text:p>POS W/D FOUR SQUARE A-14:13 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211.44" calcext:value-type="float">
            <text:p>211.44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3-11-2024</text:p>
          </table:table-cell>
          <table:table-cell office:value-type="string" calcext:value-type="string">
            <text:p>POS W/D PAK N SAVE WA-16:52 </text:p>
          </table:table-cell>
          <table:table-cell table:number-columns-repeated="11"/>
          <table:table-cell office:value-type="float" office:value="45.12" calcext:value-type="float">
            <text:p>45.12</text:p>
          </table:table-cell>
          <table:table-cell office:value-type="float" office:value="-45.12" calcext:value-type="float">
            <text:p>-45.12</text:p>
          </table:table-cell>
          <table:table-cell office:value-type="float" office:value="166.32" calcext:value-type="float">
            <text:p>166.3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4-11-2024</text:p>
          </table:table-cell>
          <table:table-cell office:value-type="string" calcext:value-type="string">
            <text:p>POS W/D BEHIND THE DO-12:16 </text:p>
          </table:table-cell>
          <table:table-cell table:number-columns-repeated="11"/>
          <table:table-cell office:value-type="float" office:value="21.4" calcext:value-type="float">
            <text:p>21.4</text:p>
          </table:table-cell>
          <table:table-cell office:value-type="float" office:value="-21.4" calcext:value-type="float">
            <text:p>-21.4</text:p>
          </table:table-cell>
          <table:table-cell office:value-type="float" office:value="144.92" calcext:value-type="float">
            <text:p>144.9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4-11-2024</text:p>
          </table:table-cell>
          <table:table-cell office:value-type="string" calcext:value-type="string">
            <text:p>POS W/D PAK N SAVE WA-14:58 </text:p>
          </table:table-cell>
          <table:table-cell table:number-columns-repeated="11"/>
          <table:table-cell office:value-type="float" office:value="41.7" calcext:value-type="float">
            <text:p>41.7</text:p>
          </table:table-cell>
          <table:table-cell office:value-type="float" office:value="-41.7" calcext:value-type="float">
            <text:p>-41.7</text:p>
          </table:table-cell>
          <table:table-cell office:value-type="float" office:value="103.22" calcext:value-type="float">
            <text:p>103.2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5-11-2024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6-11-2024</text:p>
          </table:table-cell>
          <table:table-cell office:value-type="string" calcext:value-type="string">
            <text:p>POS W/D Mischief Cafe-09:44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342.22" calcext:value-type="float">
            <text:p>342.2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6-11-2024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242.22" calcext:value-type="float">
            <text:p>242.2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6-11-2024</text:p>
          </table:table-cell>
          <table:table-cell office:value-type="string" calcext:value-type="string">
            <text:p>POS W/D NEW WORLD WHA-11:12 </text:p>
          </table:table-cell>
          <table:table-cell table:number-columns-repeated="11"/>
          <table:table-cell office:value-type="float" office:value="18.97" calcext:value-type="float">
            <text:p>18.97</text:p>
          </table:table-cell>
          <table:table-cell office:value-type="float" office:value="-18.97" calcext:value-type="float">
            <text:p>-18.97</text:p>
          </table:table-cell>
          <table:table-cell office:value-type="float" office:value="223.25" calcext:value-type="float">
            <text:p>223.2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8-11-2024</text:p>
          </table:table-cell>
          <table:table-cell office:value-type="string" calcext:value-type="string">
            <text:p>POS W/D THE BURROW TH-10:21 </text:p>
          </table:table-cell>
          <table:table-cell table:number-columns-repeated="11"/>
          <table:table-cell office:value-type="float" office:value="11.5" calcext:value-type="float">
            <text:p>11.5</text:p>
          </table:table-cell>
          <table:table-cell office:value-type="float" office:value="-11.5" calcext:value-type="float">
            <text:p>-11.5</text:p>
          </table:table-cell>
          <table:table-cell office:value-type="float" office:value="211.75" calcext:value-type="float">
            <text:p>211.7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8-11-2024</text:p>
          </table:table-cell>
          <table:table-cell office:value-type="string" calcext:value-type="string">
            <text:p>POS W/D FOUR SQUARE A-11:11 </text:p>
          </table:table-cell>
          <table:table-cell table:number-columns-repeated="11"/>
          <table:table-cell office:value-type="float" office:value="4.44" calcext:value-type="float">
            <text:p>4.44</text:p>
          </table:table-cell>
          <table:table-cell office:value-type="float" office:value="-4.44" calcext:value-type="float">
            <text:p>-4.44</text:p>
          </table:table-cell>
          <table:table-cell office:value-type="float" office:value="207.31" calcext:value-type="float">
            <text:p>207.3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8-11-2024</text:p>
          </table:table-cell>
          <table:table-cell office:value-type="string" calcext:value-type="string">
            <text:p>POS W/D Brews on Drew-16:31 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182.31" calcext:value-type="float">
            <text:p>182.3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8-11-2024</text:p>
          </table:table-cell>
          <table:table-cell office:value-type="string" calcext:value-type="string">
            <text:p>POS W/D Four Continen-18:26 </text:p>
          </table:table-cell>
          <table:table-cell table:number-columns-repeated="11"/>
          <table:table-cell office:value-type="float" office:value="25.49" calcext:value-type="float">
            <text:p>25.49</text:p>
          </table:table-cell>
          <table:table-cell office:value-type="float" office:value="-25.49" calcext:value-type="float">
            <text:p>-25.49</text:p>
          </table:table-cell>
          <table:table-cell office:value-type="float" office:value="156.82" calcext:value-type="float">
            <text:p>156.8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9-11-2024</text:p>
          </table:table-cell>
          <table:table-cell office:value-type="string" calcext:value-type="string">
            <text:p>POS W/D ARTICLE ARTIC-08:35 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46.82" calcext:value-type="float">
            <text:p>146.8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9-11-2024</text:p>
          </table:table-cell>
          <table:table-cell office:value-type="string" calcext:value-type="string">
            <text:p>POS W/D CACTUS CREME -09:28 </text:p>
          </table:table-cell>
          <table:table-cell table:number-columns-repeated="11"/>
          <table:table-cell office:value-type="float" office:value="6.5" calcext:value-type="float">
            <text:p>6.5</text:p>
          </table:table-cell>
          <table:table-cell office:value-type="float" office:value="-6.5" calcext:value-type="float">
            <text:p>-6.5</text:p>
          </table:table-cell>
          <table:table-cell office:value-type="float" office:value="140.32" calcext:value-type="float">
            <text:p>140.3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9-11-2024</text:p>
          </table:table-cell>
          <table:table-cell office:value-type="string" calcext:value-type="string">
            <text:p>POS W/D WHITCOULLS 20-10:28 </text:p>
          </table:table-cell>
          <table:table-cell table:number-columns-repeated="11"/>
          <table:table-cell office:value-type="float" office:value="13.95" calcext:value-type="float">
            <text:p>13.95</text:p>
          </table:table-cell>
          <table:table-cell office:value-type="float" office:value="-13.95" calcext:value-type="float">
            <text:p>-13.95</text:p>
          </table:table-cell>
          <table:table-cell office:value-type="float" office:value="126.37" calcext:value-type="float">
            <text:p>126.3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9-11-2024</text:p>
          </table:table-cell>
          <table:table-cell office:value-type="string" calcext:value-type="string">
            <text:p>POS W/D PAK N SAVE WA-15:56 </text:p>
          </table:table-cell>
          <table:table-cell table:number-columns-repeated="11"/>
          <table:table-cell office:value-type="float" office:value="39.3" calcext:value-type="float">
            <text:p>39.3</text:p>
          </table:table-cell>
          <table:table-cell office:value-type="float" office:value="-39.3" calcext:value-type="float">
            <text:p>-39.3</text:p>
          </table:table-cell>
          <table:table-cell office:value-type="float" office:value="87.07" calcext:value-type="float">
            <text:p>87.0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30-11-2024</text:p>
          </table:table-cell>
          <table:table-cell office:value-type="string" calcext:value-type="string">
            <text:p>POS W/D YELLOW HOUSE -08:54 </text:p>
          </table:table-cell>
          <table:table-cell table:number-columns-repeated="11"/>
          <table:table-cell office:value-type="float" office:value="13.5" calcext:value-type="float">
            <text:p>13.5</text:p>
          </table:table-cell>
          <table:table-cell office:value-type="float" office:value="-13.5" calcext:value-type="float">
            <text:p>-13.5</text:p>
          </table:table-cell>
          <table:table-cell office:value-type="float" office:value="73.57" calcext:value-type="float">
            <text:p>73.5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30-11-2024</text:p>
          </table:table-cell>
          <table:table-cell office:value-type="string" calcext:value-type="string">
            <text:p>POS W/D BAKERY&amp;COFFEE-11:09 </text:p>
          </table:table-cell>
          <table:table-cell table:number-columns-repeated="11"/>
          <table:table-cell office:value-type="float" office:value="4.5" calcext:value-type="float">
            <text:p>4.5</text:p>
          </table:table-cell>
          <table:table-cell office:value-type="float" office:value="-4.5" calcext:value-type="float">
            <text:p>-4.5</text:p>
          </table:table-cell>
          <table:table-cell office:value-type="float" office:value="69.07" calcext:value-type="float">
            <text:p>69.0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1-12-2024</text:p>
          </table:table-cell>
          <table:table-cell office:value-type="string" calcext:value-type="string">
            <text:p>POS W/D FOUR SQUARE A-09:08 </text:p>
          </table:table-cell>
          <table:table-cell table:number-columns-repeated="11"/>
          <table:table-cell office:value-type="float" office:value="4.9" calcext:value-type="float">
            <text:p>4.9</text:p>
          </table:table-cell>
          <table:table-cell office:value-type="float" office:value="-4.9" calcext:value-type="float">
            <text:p>-4.9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1-12-2024</text:p>
          </table:table-cell>
          <table:table-cell office:value-type="string" calcext:value-type="string">
            <text:p>POS W/D WOOLWORTHS NZ-11:44 </text:p>
          </table:table-cell>
          <table:table-cell table:number-columns-repeated="11"/>
          <table:table-cell office:value-type="float" office:value="28.8" calcext:value-type="float">
            <text:p>28.8</text:p>
          </table:table-cell>
          <table:table-cell office:value-type="float" office:value="-28.8" calcext:value-type="float">
            <text:p>-28.8</text:p>
          </table:table-cell>
          <table:table-cell office:value-type="float" office:value="35.37" calcext:value-type="float">
            <text:p>35.3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2-12-2024</text:p>
          </table:table-cell>
          <table:table-cell office:value-type="string" calcext:value-type="string">
            <text:p>POS W/D Mischief Cafe-10:06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374.37" calcext:value-type="float">
            <text:p>374.3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2-12-2024</text:p>
          </table:table-cell>
          <table:table-cell office:value-type="string" calcext:value-type="string">
            <text:p>POS W/D MITRE 10 MEGA-15:21 </text:p>
          </table:table-cell>
          <table:table-cell table:number-columns-repeated="11"/>
          <table:table-cell office:value-type="float" office:value="58.86" calcext:value-type="float">
            <text:p>58.86</text:p>
          </table:table-cell>
          <table:table-cell office:value-type="float" office:value="-58.86" calcext:value-type="float">
            <text:p>-58.86</text:p>
          </table:table-cell>
          <table:table-cell office:value-type="float" office:value="315.51" calcext:value-type="float">
            <text:p>315.5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2-12-2024</text:p>
          </table:table-cell>
          <table:table-cell office:value-type="string" calcext:value-type="string">
            <text:p>POS W/D NPD WHANGANUI-15:30 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265.51" calcext:value-type="float">
            <text:p>265.5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2-12-2024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65.51" calcext:value-type="float">
            <text:p>165.5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3-12-2024</text:p>
          </table:table-cell>
          <table:table-cell office:value-type="string" calcext:value-type="string">
            <text:p>POS W/D Sarjeant Gall-10:08 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58.51" calcext:value-type="float">
            <text:p>158.5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3-12-2024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58.51" calcext:value-type="float">
            <text:p>58.5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3-12-2024</text:p>
          </table:table-cell>
          <table:table-cell office:value-type="string" calcext:value-type="string">
            <text:p>POS W/D CHAISING PIES-12:37 </text:p>
          </table:table-cell>
          <table:table-cell table:number-columns-repeated="11"/>
          <table:table-cell office:value-type="float" office:value="6.5" calcext:value-type="float">
            <text:p>6.5</text:p>
          </table:table-cell>
          <table:table-cell office:value-type="float" office:value="-6.5" calcext:value-type="float">
            <text:p>-6.5</text:p>
          </table:table-cell>
          <table:table-cell office:value-type="float" office:value="52.01" calcext:value-type="float">
            <text:p>52.0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3-12-2024</text:p>
          </table:table-cell>
          <table:table-cell office:value-type="string" calcext:value-type="string">
            <text:p>POS W/D Aramoho Healt-15:45 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12-2024</text:p>
          </table:table-cell>
          <table:table-cell office:value-type="string" calcext:value-type="string">
            <text:p>POS W/D ARTICLE ARTIC-09:09 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12.01" calcext:value-type="float">
            <text:p>112.0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12-2024</text:p>
          </table:table-cell>
          <table:table-cell office:value-type="string" calcext:value-type="string">
            <text:p>POS W/D PAK N SAVE WA-11:07 </text:p>
          </table:table-cell>
          <table:table-cell table:number-columns-repeated="11"/>
          <table:table-cell office:value-type="float" office:value="12.27" calcext:value-type="float">
            <text:p>12.27</text:p>
          </table:table-cell>
          <table:table-cell office:value-type="float" office:value="-12.27" calcext:value-type="float">
            <text:p>-12.27</text:p>
          </table:table-cell>
          <table:table-cell office:value-type="float" office:value="99.74" calcext:value-type="float">
            <text:p>99.74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12-2024</text:p>
          </table:table-cell>
          <table:table-cell office:value-type="string" calcext:value-type="string">
            <text:p>POS W/D THE RUTLAND A-14:29 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78.74" calcext:value-type="float">
            <text:p>78.74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12-2024</text:p>
          </table:table-cell>
          <table:table-cell office:value-type="string" calcext:value-type="string">
            <text:p>PAY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18.74" calcext:value-type="float">
            <text:p>18.74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5-12-2024</text:p>
          </table:table-cell>
          <table:table-cell office:value-type="string" calcext:value-type="string">
            <text:p>POS W/D Whanganui Ret-12:54 </text:p>
          </table:table-cell>
          <table:table-cell table:number-columns-repeated="11"/>
          <table:table-cell office:value-type="float" office:value="5.3" calcext:value-type="float">
            <text:p>5.3</text:p>
          </table:table-cell>
          <table:table-cell office:value-type="float" office:value="-5.3" calcext:value-type="float">
            <text:p>-5.3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5-12-2024</text:p>
          </table:table-cell>
          <table:table-cell office:value-type="string" calcext:value-type="string">
            <text:p>POS W/D Brews on Drew-16:40 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150.44" calcext:value-type="float">
            <text:p>150.44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5-12-2024</text:p>
          </table:table-cell>
          <table:table-cell office:value-type="string" calcext:value-type="string">
            <text:p>POS W/D NEW WORLD WHA-18:01 </text:p>
          </table:table-cell>
          <table:table-cell table:number-columns-repeated="11"/>
          <table:table-cell office:value-type="float" office:value="11.48" calcext:value-type="float">
            <text:p>11.48</text:p>
          </table:table-cell>
          <table:table-cell office:value-type="float" office:value="-11.48" calcext:value-type="float">
            <text:p>-11.48</text:p>
          </table:table-cell>
          <table:table-cell office:value-type="float" office:value="138.96" calcext:value-type="float">
            <text:p>138.9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6-12-2024</text:p>
          </table:table-cell>
          <table:table-cell office:value-type="string" calcext:value-type="string">
            <text:p>POS W/D LITTLE CURIOU-09:50 </text:p>
          </table:table-cell>
          <table:table-cell table:number-columns-repeated="11"/>
          <table:table-cell office:value-type="float" office:value="11.9" calcext:value-type="float">
            <text:p>11.9</text:p>
          </table:table-cell>
          <table:table-cell office:value-type="float" office:value="-11.9" calcext:value-type="float">
            <text:p>-11.9</text:p>
          </table:table-cell>
          <table:table-cell office:value-type="float" office:value="127.06" calcext:value-type="float">
            <text:p>127.0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6-12-2024</text:p>
          </table:table-cell>
          <table:table-cell office:value-type="string" calcext:value-type="string">
            <text:p>POS W/D KIWIANA CAFE -11:47 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22.06" calcext:value-type="float">
            <text:p>122.0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12-2024</text:p>
          </table:table-cell>
          <table:table-cell office:value-type="string" calcext:value-type="string">
            <text:p>POS W/D FOUR SQUARE A-10:46 </text:p>
          </table:table-cell>
          <table:table-cell table:number-columns-repeated="11"/>
          <table:table-cell office:value-type="float" office:value="3.99" calcext:value-type="float">
            <text:p>3.99</text:p>
          </table:table-cell>
          <table:table-cell office:value-type="float" office:value="-3.99" calcext:value-type="float">
            <text:p>-3.99</text:p>
          </table:table-cell>
          <table:table-cell office:value-type="float" office:value="118.07" calcext:value-type="float">
            <text:p>118.0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12-2024</text:p>
          </table:table-cell>
          <table:table-cell office:value-type="string" calcext:value-type="string">
            <text:p>POS W/D VELO RONNYS V-12:12 </text:p>
          </table:table-cell>
          <table:table-cell table:number-columns-repeated="11"/>
          <table:table-cell office:value-type="float" office:value="15.9" calcext:value-type="float">
            <text:p>15.9</text:p>
          </table:table-cell>
          <table:table-cell office:value-type="float" office:value="-15.9" calcext:value-type="float">
            <text:p>-15.9</text:p>
          </table:table-cell>
          <table:table-cell office:value-type="float" office:value="102.17" calcext:value-type="float">
            <text:p>102.1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12-2024</text:p>
          </table:table-cell>
          <table:table-cell office:value-type="string" calcext:value-type="string">
            <text:p>POS W/D NEW WORLD WHA-13:17 </text:p>
          </table:table-cell>
          <table:table-cell table:number-columns-repeated="11"/>
          <table:table-cell office:value-type="float" office:value="13.12" calcext:value-type="float">
            <text:p>13.12</text:p>
          </table:table-cell>
          <table:table-cell office:value-type="float" office:value="-13.12" calcext:value-type="float">
            <text:p>-13.12</text:p>
          </table:table-cell>
          <table:table-cell office:value-type="float" office:value="89.05" calcext:value-type="float">
            <text:p>89.0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8-12-2024</text:p>
          </table:table-cell>
          <table:table-cell office:value-type="string" calcext:value-type="string">
            <text:p>POS W/D LITTLE CURIOU-10:38 </text:p>
          </table:table-cell>
          <table:table-cell table:number-columns-repeated="11"/>
          <table:table-cell office:value-type="float" office:value="17.4" calcext:value-type="float">
            <text:p>17.4</text:p>
          </table:table-cell>
          <table:table-cell office:value-type="float" office:value="-17.4" calcext:value-type="float">
            <text:p>-17.4</text:p>
          </table:table-cell>
          <table:table-cell office:value-type="float" office:value="71.65" calcext:value-type="float">
            <text:p>71.6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8-12-2024</text:p>
          </table:table-cell>
          <table:table-cell office:value-type="string" calcext:value-type="string">
            <text:p>POS W/D FOUR SQUARE R-14:10 </text:p>
          </table:table-cell>
          <table:table-cell table:number-columns-repeated="11"/>
          <table:table-cell office:value-type="float" office:value="5.7" calcext:value-type="float">
            <text:p>5.7</text:p>
          </table:table-cell>
          <table:table-cell office:value-type="float" office:value="-5.7" calcext:value-type="float">
            <text:p>-5.7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8-12-2024</text:p>
          </table:table-cell>
          <table:table-cell office:value-type="string" calcext:value-type="string">
            <text:p>POS W/D FOUR SQUARE A-17:34 </text:p>
          </table:table-cell>
          <table:table-cell table:number-columns-repeated="11"/>
          <table:table-cell office:value-type="float" office:value="13.89" calcext:value-type="float">
            <text:p>13.89</text:p>
          </table:table-cell>
          <table:table-cell office:value-type="float" office:value="-13.89" calcext:value-type="float">
            <text:p>-13.89</text:p>
          </table:table-cell>
          <table:table-cell office:value-type="float" office:value="52.06" calcext:value-type="float">
            <text:p>52.0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9-12-2024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302.06" calcext:value-type="float">
            <text:p>302.0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9-12-2024</text:p>
          </table:table-cell>
          <table:table-cell office:value-type="string" calcext:value-type="string">
            <text:p>POS W/D PAK N SAVE WA-17:12 </text:p>
          </table:table-cell>
          <table:table-cell table:number-columns-repeated="11"/>
          <table:table-cell office:value-type="float" office:value="75.45" calcext:value-type="float">
            <text:p>75.45</text:p>
          </table:table-cell>
          <table:table-cell office:value-type="float" office:value="-75.45" calcext:value-type="float">
            <text:p>-75.45</text:p>
          </table:table-cell>
          <table:table-cell office:value-type="float" office:value="226.61" calcext:value-type="float">
            <text:p>226.6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0-12-2024</text:p>
          </table:table-cell>
          <table:table-cell office:value-type="string" calcext:value-type="string">
            <text:p>POS W/D Mischief Cafe-09:28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215.61" calcext:value-type="float">
            <text:p>215.6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0-12-2024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15.61" calcext:value-type="float">
            <text:p>115.6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0-12-2024</text:p>
          </table:table-cell>
          <table:table-cell office:value-type="string" calcext:value-type="string">
            <text:p>POS W/D ARAMOHO PHARM-11:17 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105.61" calcext:value-type="float">
            <text:p>105.6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0-12-2024</text:p>
          </table:table-cell>
          <table:table-cell office:value-type="string" calcext:value-type="string">
            <text:p>POS W/D ARAMOHO MAGS -11:19 </text:p>
          </table:table-cell>
          <table:table-cell table:number-columns-repeated="11"/>
          <table:table-cell office:value-type="float" office:value="5.5" calcext:value-type="float">
            <text:p>5.5</text:p>
          </table:table-cell>
          <table:table-cell office:value-type="float" office:value="-5.5" calcext:value-type="float">
            <text:p>-5.5</text:p>
          </table:table-cell>
          <table:table-cell office:value-type="float" office:value="100.11" calcext:value-type="float">
            <text:p>100.1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0-12-2024</text:p>
          </table:table-cell>
          <table:table-cell office:value-type="string" calcext:value-type="string">
            <text:p>POS W/D DUBLIN ST DAI-15:03 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95.11" calcext:value-type="float">
            <text:p>95.1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1-12-2024</text:p>
          </table:table-cell>
          <table:table-cell office:value-type="string" calcext:value-type="string">
            <text:p>POS W/D ARTICLE ARTIC-10:42 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85.11" calcext:value-type="float">
            <text:p>85.1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1-12-2024</text:p>
          </table:table-cell>
          <table:table-cell office:value-type="string" calcext:value-type="string">
            <text:p>POS W/D WOOLWORTHS NZ-17:37 </text:p>
          </table:table-cell>
          <table:table-cell table:number-columns-repeated="11"/>
          <table:table-cell office:value-type="float" office:value="6.7" calcext:value-type="float">
            <text:p>6.7</text:p>
          </table:table-cell>
          <table:table-cell office:value-type="float" office:value="-6.7" calcext:value-type="float">
            <text:p>-6.7</text:p>
          </table:table-cell>
          <table:table-cell office:value-type="float" office:value="78.41" calcext:value-type="float">
            <text:p>78.4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1-12-2024</text:p>
          </table:table-cell>
          <table:table-cell office:value-type="string" calcext:value-type="string">
            <text:p>POS W/D Four Continen-18:04 </text:p>
          </table:table-cell>
          <table:table-cell table:number-columns-repeated="11"/>
          <table:table-cell office:value-type="float" office:value="25.49" calcext:value-type="float">
            <text:p>25.49</text:p>
          </table:table-cell>
          <table:table-cell office:value-type="float" office:value="-25.49" calcext:value-type="float">
            <text:p>-25.49</text:p>
          </table:table-cell>
          <table:table-cell office:value-type="float" office:value="52.92" calcext:value-type="float">
            <text:p>52.9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3-12-2024</text:p>
          </table:table-cell>
          <table:table-cell office:value-type="string" calcext:value-type="string">
            <text:p>POS W/D Sarjeant Gall-10:56 </text:p>
          </table:table-cell>
          <table:table-cell table:number-columns-repeated="11"/>
          <table:table-cell office:value-type="float" office:value="12.5" calcext:value-type="float">
            <text:p>12.5</text:p>
          </table:table-cell>
          <table:table-cell office:value-type="float" office:value="-12.5" calcext:value-type="float">
            <text:p>-12.5</text:p>
          </table:table-cell>
          <table:table-cell office:value-type="float" office:value="40.42" calcext:value-type="float">
            <text:p>40.4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3-12-2024</text:p>
          </table:table-cell>
          <table:table-cell office:value-type="string" calcext:value-type="string">
            <text:p>POS W/D PAK N SAVE WA-11:35 </text:p>
          </table:table-cell>
          <table:table-cell table:number-columns-repeated="11"/>
          <table:table-cell office:value-type="float" office:value="34.84" calcext:value-type="float">
            <text:p>34.84</text:p>
          </table:table-cell>
          <table:table-cell office:value-type="float" office:value="-34.84" calcext:value-type="float">
            <text:p>-34.84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4-12-2024</text:p>
          </table:table-cell>
          <table:table-cell office:value-type="string" calcext:value-type="string">
            <text:p>POS W/D Z DUBLIN ST Z-11:11 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75.58" calcext:value-type="float">
            <text:p>75.5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4-12-2024</text:p>
          </table:table-cell>
          <table:table-cell office:value-type="string" calcext:value-type="string">
            <text:p>POS W/D WOOLWORTHS NZ-14:43 </text:p>
          </table:table-cell>
          <table:table-cell table:number-columns-repeated="11"/>
          <table:table-cell office:value-type="float" office:value="51.08" calcext:value-type="float">
            <text:p>51.08</text:p>
          </table:table-cell>
          <table:table-cell office:value-type="float" office:value="-51.08" calcext:value-type="float">
            <text:p>-51.08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5-12-2024</text:p>
          </table:table-cell>
          <table:table-cell office:value-type="string" calcext:value-type="string">
            <text:p>POS W/D VIV'S KITCHEN-09:59 </text:p>
          </table:table-cell>
          <table:table-cell table:number-columns-repeated="11"/>
          <table:table-cell office:value-type="float" office:value="12.2" calcext:value-type="float">
            <text:p>12.2</text:p>
          </table:table-cell>
          <table:table-cell office:value-type="float" office:value="-12.2" calcext:value-type="float">
            <text:p>-12.2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5-12-2024</text:p>
          </table:table-cell>
          <table:table-cell office:value-type="string" calcext:value-type="string">
            <text:p>POS W/D DEANS COFFEE -11:19 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5-12-2024</text:p>
          </table:table-cell>
          <table:table-cell office:value-type="string" calcext:value-type="string">
            <text:p>POS W/D The Ice Cream-13:20 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6-12-2024</text:p>
          </table:table-cell>
          <table:table-cell office:value-type="string" calcext:value-type="string">
            <text:p>POS W/D Mischief Cafe-09:05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6-12-2024</text:p>
          </table:table-cell>
          <table:table-cell office:value-type="string" calcext:value-type="string">
            <text:p>POS W/D WANGANUI PAPE-13:31 </text:p>
          </table:table-cell>
          <table:table-cell table:number-columns-repeated="11"/>
          <table:table-cell office:value-type="float" office:value="61.21" calcext:value-type="float">
            <text:p>61.21</text:p>
          </table:table-cell>
          <table:table-cell office:value-type="float" office:value="-61.21" calcext:value-type="float">
            <text:p>-61.21</text:p>
          </table:table-cell>
          <table:table-cell office:value-type="float" office:value="279.09" calcext:value-type="float">
            <text:p>279.0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6-12-2024</text:p>
          </table:table-cell>
          <table:table-cell office:value-type="string" calcext:value-type="string">
            <text:p>POS W/D WOOLWORTHS NZ-13:42 </text:p>
          </table:table-cell>
          <table:table-cell table:number-columns-repeated="11"/>
          <table:table-cell office:value-type="float" office:value="16.49" calcext:value-type="float">
            <text:p>16.49</text:p>
          </table:table-cell>
          <table:table-cell office:value-type="float" office:value="-16.49" calcext:value-type="float">
            <text:p>-16.49</text:p>
          </table:table-cell>
          <table:table-cell office:value-type="float" office:value="262.6" calcext:value-type="float">
            <text:p>262.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6-12-2024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7-12-2024</text:p>
          </table:table-cell>
          <table:table-cell office:value-type="string" calcext:value-type="string">
            <text:p>POS W/D WHITCOULLS 20-09:12 </text:p>
          </table:table-cell>
          <table:table-cell table:number-columns-repeated="11"/>
          <table:table-cell office:value-type="float" office:value="3.8" calcext:value-type="float">
            <text:p>3.8</text:p>
          </table:table-cell>
          <table:table-cell office:value-type="float" office:value="-3.8" calcext:value-type="float">
            <text:p>-3.8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7-12-2024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7-12-2024</text:p>
          </table:table-cell>
          <table:table-cell office:value-type="string" calcext:value-type="string">
            <text:p>POS W/D PAK N SAVE WA-12:50 </text:p>
          </table:table-cell>
          <table:table-cell table:number-columns-repeated="11"/>
          <table:table-cell office:value-type="float" office:value="18.37" calcext:value-type="float">
            <text:p>18.37</text:p>
          </table:table-cell>
          <table:table-cell office:value-type="float" office:value="-18.37" calcext:value-type="float">
            <text:p>-18.37</text:p>
          </table:table-cell>
          <table:table-cell office:value-type="float" office:value="40.43" calcext:value-type="float">
            <text:p>40.4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7-12-2024</text:p>
          </table:table-cell>
          <table:table-cell office:value-type="string" calcext:value-type="string">
            <text:p>POS W/D DURIEHILL FIS-17:55 </text:p>
          </table:table-cell>
          <table:table-cell table:number-columns-repeated="11"/>
          <table:table-cell office:value-type="float" office:value="31.2" calcext:value-type="float">
            <text:p>31.2</text:p>
          </table:table-cell>
          <table:table-cell office:value-type="float" office:value="-31.2" calcext:value-type="float">
            <text:p>-31.2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8-12-2024</text:p>
          </table:table-cell>
          <table:table-cell office:value-type="string" calcext:value-type="string">
            <text:p>POS W/D YELLOW HOUSE -10:45 </text:p>
          </table:table-cell>
          <table:table-cell table:number-columns-repeated="11"/>
          <table:table-cell office:value-type="float" office:value="11.9" calcext:value-type="float">
            <text:p>11.9</text:p>
          </table:table-cell>
          <table:table-cell office:value-type="float" office:value="-11.9" calcext:value-type="float">
            <text:p>-11.9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8-12-2024</text:p>
          </table:table-cell>
          <table:table-cell office:value-type="string" calcext:value-type="string">
            <text:p>POS W/D PAK N SAVE WA-12:42 </text:p>
          </table:table-cell>
          <table:table-cell table:number-columns-repeated="11"/>
          <table:table-cell office:value-type="float" office:value="34.75" calcext:value-type="float">
            <text:p>34.75</text:p>
          </table:table-cell>
          <table:table-cell office:value-type="float" office:value="-34.75" calcext:value-type="float">
            <text:p>-34.75</text:p>
          </table:table-cell>
          <table:table-cell office:value-type="float" office:value="82.58" calcext:value-type="float">
            <text:p>82.5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9-12-2024</text:p>
          </table:table-cell>
          <table:table-cell office:value-type="string" calcext:value-type="string">
            <text:p>POS W/D Mischief Cafe-09:16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71.58" calcext:value-type="float">
            <text:p>71.5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9-12-2024</text:p>
          </table:table-cell>
          <table:table-cell office:value-type="string" calcext:value-type="string">
            <text:p>POS W/D Brews on Drew-17:06 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59.58" calcext:value-type="float">
            <text:p>59.5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9-12-2024</text:p>
          </table:table-cell>
          <table:table-cell office:value-type="string" calcext:value-type="string">
            <text:p>POS W/D Four Continen-19:18 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34.58" calcext:value-type="float">
            <text:p>34.5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0-12-2024</text:p>
          </table:table-cell>
          <table:table-cell office:value-type="string" calcext:value-type="string">
            <text:p>POS W/D Just Cuts Wha-12:01 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265.58" calcext:value-type="float">
            <text:p>265.5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0-12-2024</text:p>
          </table:table-cell>
          <table:table-cell office:value-type="string" calcext:value-type="string">
            <text:p>POS W/D WOOLWORTHS NZ-12:10 </text:p>
          </table:table-cell>
          <table:table-cell table:number-columns-repeated="11"/>
          <table:table-cell office:value-type="float" office:value="42.69" calcext:value-type="float">
            <text:p>42.69</text:p>
          </table:table-cell>
          <table:table-cell office:value-type="float" office:value="-42.69" calcext:value-type="float">
            <text:p>-42.69</text:p>
          </table:table-cell>
          <table:table-cell office:value-type="float" office:value="222.89" calcext:value-type="float">
            <text:p>222.8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2-2024</text:p>
          </table:table-cell>
          <table:table-cell office:value-type="string" calcext:value-type="string">
            <text:p>POS W/D FOUR SQUARE A-08:28 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217.89" calcext:value-type="float">
            <text:p>217.8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2-2024</text:p>
          </table:table-cell>
          <table:table-cell office:value-type="string" calcext:value-type="string">
            <text:p>POS W/D LITTLE CURIOU-08:36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206.89" calcext:value-type="float">
            <text:p>206.8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2-2024</text:p>
          </table:table-cell>
          <table:table-cell office:value-type="string" calcext:value-type="string">
            <text:p>POS W/D Z DUBLIN ST Z-12:14 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166.89" calcext:value-type="float">
            <text:p>166.8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2-2024</text:p>
          </table:table-cell>
          <table:table-cell office:value-type="string" calcext:value-type="string">
            <text:p>POS W/D FOUR SQUARE A-12:19 </text:p>
          </table:table-cell>
          <table:table-cell table:number-columns-repeated="11"/>
          <table:table-cell office:value-type="float" office:value="6.29" calcext:value-type="float">
            <text:p>6.29</text:p>
          </table:table-cell>
          <table:table-cell office:value-type="float" office:value="-6.29" calcext:value-type="float">
            <text:p>-6.29</text:p>
          </table:table-cell>
          <table:table-cell office:value-type="float" office:value="160.6" calcext:value-type="float">
            <text:p>160.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2-2024</text:p>
          </table:table-cell>
          <table:table-cell office:value-type="string" calcext:value-type="string">
            <text:p>POS W/D ARAMOHO MAGS -12:20 </text:p>
          </table:table-cell>
          <table:table-cell table:number-columns-repeated="11"/>
          <table:table-cell office:value-type="float" office:value="5.5" calcext:value-type="float">
            <text:p>5.5</text:p>
          </table:table-cell>
          <table:table-cell office:value-type="float" office:value="-5.5" calcext:value-type="float">
            <text:p>-5.5</text:p>
          </table:table-cell>
          <table:table-cell office:value-type="float" office:value="155.1" calcext:value-type="float">
            <text:p>155.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2-2024</text:p>
          </table:table-cell>
          <table:table-cell office:value-type="string" calcext:value-type="string">
            <text:p>POS W/D Brews on Drew-16:41 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1-12-2024</text:p>
          </table:table-cell>
          <table:table-cell office:value-type="string" calcext:value-type="string">
            <text:p>POS W/D THE BURROW CE-17:50 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2-12-2024</text:p>
          </table:table-cell>
          <table:table-cell office:value-type="string" calcext:value-type="string">
            <text:p>POS W/D BEHIND THE DO-09:04 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2-12-2024</text:p>
          </table:table-cell>
          <table:table-cell office:value-type="string" calcext:value-type="string">
            <text:p>POS W/D PAK N SAVE WA-11:24 </text:p>
          </table:table-cell>
          <table:table-cell table:number-columns-repeated="11"/>
          <table:table-cell office:value-type="float" office:value="33.43" calcext:value-type="float">
            <text:p>33.43</text:p>
          </table:table-cell>
          <table:table-cell office:value-type="float" office:value="-33.43" calcext:value-type="float">
            <text:p>-33.43</text:p>
          </table:table-cell>
          <table:table-cell office:value-type="float" office:value="55.67" calcext:value-type="float">
            <text:p>55.6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2-12-2024</text:p>
          </table:table-cell>
          <table:table-cell office:value-type="string" calcext:value-type="string">
            <text:p>POS W/D PAPER PLUS WA-13:30 </text:p>
          </table:table-cell>
          <table:table-cell table:number-columns-repeated="11"/>
          <table:table-cell office:value-type="float" office:value="44.99" calcext:value-type="float">
            <text:p>44.99</text:p>
          </table:table-cell>
          <table:table-cell office:value-type="float" office:value="-44.99" calcext:value-type="float">
            <text:p>-44.99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3-12-2024</text:p>
          </table:table-cell>
          <table:table-cell office:value-type="string" calcext:value-type="string">
            <text:p>POS W/D PAK N SAVE WA-09:59 </text:p>
          </table:table-cell>
          <table:table-cell table:number-columns-repeated="11"/>
          <table:table-cell office:value-type="float" office:value="59.67" calcext:value-type="float">
            <text:p>59.67</text:p>
          </table:table-cell>
          <table:table-cell office:value-type="float" office:value="-59.67" calcext:value-type="float">
            <text:p>-59.67</text:p>
          </table:table-cell>
          <table:table-cell office:value-type="float" office:value="301.01" calcext:value-type="float">
            <text:p>301.0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3-12-2024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201.01" calcext:value-type="float">
            <text:p>201.0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3-12-2024</text:p>
          </table:table-cell>
          <table:table-cell office:value-type="string" calcext:value-type="string">
            <text:p>POS W/D NEW WORLD WHA-15:54 </text:p>
          </table:table-cell>
          <table:table-cell table:number-columns-repeated="11"/>
          <table:table-cell office:value-type="float" office:value="11.48" calcext:value-type="float">
            <text:p>11.48</text:p>
          </table:table-cell>
          <table:table-cell office:value-type="float" office:value="-11.48" calcext:value-type="float">
            <text:p>-11.48</text:p>
          </table:table-cell>
          <table:table-cell office:value-type="float" office:value="189.53" calcext:value-type="float">
            <text:p>189.5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4-12-2024</text:p>
          </table:table-cell>
          <table:table-cell office:value-type="string" calcext:value-type="string">
            <text:p>POS W/D FOUR SQUARE A-09:38 </text:p>
          </table:table-cell>
          <table:table-cell table:number-columns-repeated="11"/>
          <table:table-cell office:value-type="float" office:value="3.8" calcext:value-type="float">
            <text:p>3.8</text:p>
          </table:table-cell>
          <table:table-cell office:value-type="float" office:value="-3.8" calcext:value-type="float">
            <text:p>-3.8</text:p>
          </table:table-cell>
          <table:table-cell office:value-type="float" office:value="185.73" calcext:value-type="float">
            <text:p>185.7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4-12-2024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85.73" calcext:value-type="float">
            <text:p>85.7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4-12-2024</text:p>
          </table:table-cell>
          <table:table-cell office:value-type="string" calcext:value-type="string">
            <text:p>POS W/D PAK N SAVE WA-10:49 </text:p>
          </table:table-cell>
          <table:table-cell table:number-columns-repeated="11"/>
          <table:table-cell office:value-type="float" office:value="35.5" calcext:value-type="float">
            <text:p>35.5</text:p>
          </table:table-cell>
          <table:table-cell office:value-type="float" office:value="-35.5" calcext:value-type="float">
            <text:p>-35.5</text:p>
          </table:table-cell>
          <table:table-cell office:value-type="float" office:value="50.23" calcext:value-type="float">
            <text:p>50.2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6-12-2024</text:p>
          </table:table-cell>
          <table:table-cell office:value-type="string" calcext:value-type="string">
            <text:p>POS W/D FOUR SQUARE A-09:34 </text:p>
          </table:table-cell>
          <table:table-cell table:number-columns-repeated="11"/>
          <table:table-cell office:value-type="float" office:value="7.04" calcext:value-type="float">
            <text:p>7.04</text:p>
          </table:table-cell>
          <table:table-cell office:value-type="float" office:value="-7.04" calcext:value-type="float">
            <text:p>-7.04</text:p>
          </table:table-cell>
          <table:table-cell office:value-type="float" office:value="43.19" calcext:value-type="float">
            <text:p>43.1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6-12-2024</text:p>
          </table:table-cell>
          <table:table-cell office:value-type="string" calcext:value-type="string">
            <text:p>POS W/D CACTUS CREME -10:32 </text:p>
          </table:table-cell>
          <table:table-cell table:number-columns-repeated="11"/>
          <table:table-cell office:value-type="float" office:value="9.3" calcext:value-type="float">
            <text:p>9.3</text:p>
          </table:table-cell>
          <table:table-cell office:value-type="float" office:value="-9.3" calcext:value-type="float">
            <text:p>-9.3</text:p>
          </table:table-cell>
          <table:table-cell office:value-type="float" office:value="33.89" calcext:value-type="float">
            <text:p>33.8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6-12-2024</text:p>
          </table:table-cell>
          <table:table-cell office:value-type="string" calcext:value-type="string">
            <text:p>ATM W/D KWB AP WHANGA-10:36 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33.89" calcext:value-type="float">
            <text:p>33.8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7-12-2024</text:p>
          </table:table-cell>
          <table:table-cell office:value-type="string" calcext:value-type="string">
            <text:p>POS W/D YELLOW HOUSE -09:14 </text:p>
          </table:table-cell>
          <table:table-cell table:number-columns-repeated="11"/>
          <table:table-cell office:value-type="float" office:value="18.5" calcext:value-type="float">
            <text:p>18.5</text:p>
          </table:table-cell>
          <table:table-cell office:value-type="float" office:value="-18.5" calcext:value-type="float">
            <text:p>-18.5</text:p>
          </table:table-cell>
          <table:table-cell office:value-type="float" office:value="15.39" calcext:value-type="float">
            <text:p>15.3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7-12-2024</text:p>
          </table:table-cell>
          <table:table-cell office:value-type="string" calcext:value-type="string">
            <text:p>TRANSFER TO S W WOODS - 05 </text:p>
          </table:table-cell>
          <table:table-cell table:number-columns-repeated="8"/>
          <table:table-cell office:value-type="string" calcext:value-type="string">
            <text:p>S W WOODS</text:p>
          </table:table-cell>
          <table:table-cell office:value-type="string" calcext:value-type="string">
            <text:p>38-9006-0258193-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05" calcext:value-type="float">
            <text:p>-105</text:p>
          </table:table-cell>
          <table:table-cell office:value-type="float" office:value="15.39" calcext:value-type="float">
            <text:p>15.3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8-12-2024</text:p>
          </table:table-cell>
          <table:table-cell office:value-type="string" calcext:value-type="string">
            <text:p>POS W/D CACTUS CREME -11:11 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8-12-2024</text:p>
          </table:table-cell>
          <table:table-cell office:value-type="string" calcext:value-type="string">
            <text:p>POS W/D PAK N SAVE WA-14:36 </text:p>
          </table:table-cell>
          <table:table-cell table:number-columns-repeated="11"/>
          <table:table-cell office:value-type="float" office:value="52.22" calcext:value-type="float">
            <text:p>52.22</text:p>
          </table:table-cell>
          <table:table-cell office:value-type="float" office:value="-52.22" calcext:value-type="float">
            <text:p>-52.22</text:p>
          </table:table-cell>
          <table:table-cell office:value-type="float" office:value="50.17" calcext:value-type="float">
            <text:p>50.1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9-12-2024</text:p>
          </table:table-cell>
          <table:table-cell office:value-type="string" calcext:value-type="string">
            <text:p>POS W/D FOUR SQUARE A-09:10 </text:p>
          </table:table-cell>
          <table:table-cell table:number-columns-repeated="11"/>
          <table:table-cell office:value-type="float" office:value="4.9" calcext:value-type="float">
            <text:p>4.9</text:p>
          </table:table-cell>
          <table:table-cell office:value-type="float" office:value="-4.9" calcext:value-type="float">
            <text:p>-4.9</text:p>
          </table:table-cell>
          <table:table-cell office:value-type="float" office:value="45.27" calcext:value-type="float">
            <text:p>45.2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9-12-2024</text:p>
          </table:table-cell>
          <table:table-cell office:value-type="string" calcext:value-type="string">
            <text:p>POS W/D BEHIND THE DO-11:25 </text:p>
          </table:table-cell>
          <table:table-cell table:number-columns-repeated="11"/>
          <table:table-cell office:value-type="float" office:value="6.4" calcext:value-type="float">
            <text:p>6.4</text:p>
          </table:table-cell>
          <table:table-cell office:value-type="float" office:value="-6.4" calcext:value-type="float">
            <text:p>-6.4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29-12-2024</text:p>
          </table:table-cell>
          <table:table-cell office:value-type="string" calcext:value-type="string">
            <text:p>POS W/D FOUR SQUARE R-12:51 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30-12-2024</text:p>
          </table:table-cell>
          <table:table-cell office:value-type="string" calcext:value-type="string">
            <text:p>POS W/D Sarjeant Gall-11:02 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21.87" calcext:value-type="float">
            <text:p>21.8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30-12-2024</text:p>
          </table:table-cell>
          <table:table-cell office:value-type="string" calcext:value-type="string">
            <text:p>POS W/D PAK N SAVE WA-11:52 </text:p>
          </table:table-cell>
          <table:table-cell table:number-columns-repeated="11"/>
          <table:table-cell office:value-type="float" office:value="46.82" calcext:value-type="float">
            <text:p>46.82</text:p>
          </table:table-cell>
          <table:table-cell office:value-type="float" office:value="-46.82" calcext:value-type="float">
            <text:p>-46.82</text:p>
          </table:table-cell>
          <table:table-cell office:value-type="float" office:value="225.05" calcext:value-type="float">
            <text:p>225.0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30-12-2024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25.05" calcext:value-type="float">
            <text:p>125.0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31-12-2024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31-12-2024</text:p>
          </table:table-cell>
          <table:table-cell office:value-type="string" calcext:value-type="string">
            <text:p>POS W/D Sarjeant Gall-11:19 </text:p>
          </table:table-cell>
          <table:table-cell table:number-columns-repeated="11"/>
          <table:table-cell office:value-type="float" office:value="6.5" calcext:value-type="float">
            <text:p>6.5</text:p>
          </table:table-cell>
          <table:table-cell office:value-type="float" office:value="-6.5" calcext:value-type="float">
            <text:p>-6.5</text:p>
          </table:table-cell>
          <table:table-cell office:value-type="float" office:value="18.55" calcext:value-type="float">
            <text:p>18.55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31-12-2024</text:p>
          </table:table-cell>
          <table:table-cell office:value-type="string" calcext:value-type="string">
            <text:p>POS W/D FOUR SQUARE A-15:33 </text:p>
          </table:table-cell>
          <table:table-cell table:number-columns-repeated="11"/>
          <table:table-cell office:value-type="float" office:value="5.29" calcext:value-type="float">
            <text:p>5.29</text:p>
          </table:table-cell>
          <table:table-cell office:value-type="float" office:value="-5.29" calcext:value-type="float">
            <text:p>-5.29</text:p>
          </table:table-cell>
          <table:table-cell office:value-type="float" office:value="13.26" calcext:value-type="float">
            <text:p>13.2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01-2025</text:p>
          </table:table-cell>
          <table:table-cell office:value-type="string" calcext:value-type="string">
            <text:p>POS W/D Z DUBLIN ST Z-11:19 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352.26" calcext:value-type="float">
            <text:p>352.2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01-2025</text:p>
          </table:table-cell>
          <table:table-cell office:value-type="string" calcext:value-type="string">
            <text:p>POS W/D Four Continen-17:45 </text:p>
          </table:table-cell>
          <table:table-cell table:number-columns-repeated="11"/>
          <table:table-cell office:value-type="float" office:value="19.99" calcext:value-type="float">
            <text:p>19.99</text:p>
          </table:table-cell>
          <table:table-cell office:value-type="float" office:value="-19.99" calcext:value-type="float">
            <text:p>-19.99</text:p>
          </table:table-cell>
          <table:table-cell office:value-type="float" office:value="332.27" calcext:value-type="float">
            <text:p>332.2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4-01-2025</text:p>
          </table:table-cell>
          <table:table-cell office:value-type="string" calcext:value-type="string">
            <text:p>POS W/D Embassy 3 Cin-19:43 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316.27" calcext:value-type="float">
            <text:p>316.2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5-01-2025</text:p>
          </table:table-cell>
          <table:table-cell office:value-type="string" calcext:value-type="string">
            <text:p>POS W/D SPRINGVALE CA-11:47 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294.27" calcext:value-type="float">
            <text:p>294.2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6-01-2025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94.27" calcext:value-type="float">
            <text:p>194.2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6-01-2025</text:p>
          </table:table-cell>
          <table:table-cell office:value-type="string" calcext:value-type="string">
            <text:p>POS W/D CHAISING PIES-12:37 </text:p>
          </table:table-cell>
          <table:table-cell table:number-columns-repeated="11"/>
          <table:table-cell office:value-type="float" office:value="6.5" calcext:value-type="float">
            <text:p>6.5</text:p>
          </table:table-cell>
          <table:table-cell office:value-type="float" office:value="-6.5" calcext:value-type="float">
            <text:p>-6.5</text:p>
          </table:table-cell>
          <table:table-cell office:value-type="float" office:value="187.77" calcext:value-type="float">
            <text:p>187.7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6-01-2025</text:p>
          </table:table-cell>
          <table:table-cell office:value-type="string" calcext:value-type="string">
            <text:p>POS W/D NPD WHANGANUI-12:42 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147.77" calcext:value-type="float">
            <text:p>147.77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6-01-2025</text:p>
          </table:table-cell>
          <table:table-cell office:value-type="string" calcext:value-type="string">
            <text:p>POS W/D FOUR SQUARE A-18:06 </text:p>
          </table:table-cell>
          <table:table-cell table:number-columns-repeated="11"/>
          <table:table-cell office:value-type="float" office:value="4.84" calcext:value-type="float">
            <text:p>4.84</text:p>
          </table:table-cell>
          <table:table-cell office:value-type="float" office:value="-4.84" calcext:value-type="float">
            <text:p>-4.84</text:p>
          </table:table-cell>
          <table:table-cell office:value-type="float" office:value="142.93" calcext:value-type="float">
            <text:p>142.9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01-2025</text:p>
          </table:table-cell>
          <table:table-cell office:value-type="string" calcext:value-type="string">
            <text:p>POS W/D Mischief Cafe-07:46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31.93" calcext:value-type="float">
            <text:p>131.9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01-2025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31.93" calcext:value-type="float">
            <text:p>31.9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01-2025</text:p>
          </table:table-cell>
          <table:table-cell office:value-type="string" calcext:value-type="string">
            <text:p>POS W/D Simply Sweet -10:46 </text:p>
          </table:table-cell>
          <table:table-cell table:number-columns-repeated="11"/>
          <table:table-cell office:value-type="float" office:value="11.5" calcext:value-type="float">
            <text:p>11.5</text:p>
          </table:table-cell>
          <table:table-cell office:value-type="float" office:value="-11.5" calcext:value-type="float">
            <text:p>-11.5</text:p>
          </table:table-cell>
          <table:table-cell office:value-type="float" office:value="20.43" calcext:value-type="float">
            <text:p>20.4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01-2025</text:p>
          </table:table-cell>
          <table:table-cell office:value-type="string" calcext:value-type="string">
            <text:p>POS W/D EVEREST CAFE -12:36 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7-01-2025</text:p>
          </table:table-cell>
          <table:table-cell office:value-type="string" calcext:value-type="string">
            <text:p>POS W/D The Clarevill-13:59 </text:p>
          </table:table-cell>
          <table:table-cell table:number-columns-repeated="11"/>
          <table:table-cell office:value-type="float" office:value="7.5" calcext:value-type="float">
            <text:p>7.5</text:p>
          </table:table-cell>
          <table:table-cell office:value-type="float" office:value="-7.5" calcext:value-type="float">
            <text:p>-7.5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8-01-2025</text:p>
          </table:table-cell>
          <table:table-cell office:value-type="string" calcext:value-type="string">
            <text:p>ATM W/D Masterton Br -11:51 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47.93" calcext:value-type="float">
            <text:p>47.9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9-01-2025</text:p>
          </table:table-cell>
          <table:table-cell office:value-type="string" calcext:value-type="string">
            <text:p>POS W/D Sarjeant Gall-11:06 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41.93" calcext:value-type="float">
            <text:p>41.9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09-01-2025</text:p>
          </table:table-cell>
          <table:table-cell office:value-type="string" calcext:value-type="string">
            <text:p>POS W/D THE RUTLAND A-17:33 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0-01-2025</text:p>
          </table:table-cell>
          <table:table-cell office:value-type="string" calcext:value-type="string">
            <text:p>POS W/D LITTLE CURIOU-09:58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0-01-2025</text:p>
          </table:table-cell>
          <table:table-cell office:value-type="string" calcext:value-type="string">
            <text:p>POS W/D PAK N SAVE WA-15:11 </text:p>
          </table:table-cell>
          <table:table-cell table:number-columns-repeated="11"/>
          <table:table-cell office:value-type="float" office:value="51.74" calcext:value-type="float">
            <text:p>51.74</text:p>
          </table:table-cell>
          <table:table-cell office:value-type="float" office:value="-51.74" calcext:value-type="float">
            <text:p>-51.74</text:p>
          </table:table-cell>
          <table:table-cell office:value-type="float" office:value="108.19" calcext:value-type="float">
            <text:p>108.1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1-01-2025</text:p>
          </table:table-cell>
          <table:table-cell office:value-type="string" calcext:value-type="string">
            <text:p>POS W/D LITTLE CURIOU-09:40 </text:p>
          </table:table-cell>
          <table:table-cell table:number-columns-repeated="11"/>
          <table:table-cell office:value-type="float" office:value="11.9" calcext:value-type="float">
            <text:p>11.9</text:p>
          </table:table-cell>
          <table:table-cell office:value-type="float" office:value="-11.9" calcext:value-type="float">
            <text:p>-11.9</text:p>
          </table:table-cell>
          <table:table-cell office:value-type="float" office:value="96.29" calcext:value-type="float">
            <text:p>96.2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2-01-2025</text:p>
          </table:table-cell>
          <table:table-cell office:value-type="string" calcext:value-type="string">
            <text:p>POS W/D VIV'S KITCHEN-08:08 </text:p>
          </table:table-cell>
          <table:table-cell table:number-columns-repeated="11"/>
          <table:table-cell office:value-type="float" office:value="15.2" calcext:value-type="float">
            <text:p>15.2</text:p>
          </table:table-cell>
          <table:table-cell office:value-type="float" office:value="-15.2" calcext:value-type="float">
            <text:p>-15.2</text:p>
          </table:table-cell>
          <table:table-cell office:value-type="float" office:value="81.09" calcext:value-type="float">
            <text:p>81.09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2-01-2025</text:p>
          </table:table-cell>
          <table:table-cell office:value-type="string" calcext:value-type="string">
            <text:p>POS W/D CHEMIST WAREH-13:09 </text:p>
          </table:table-cell>
          <table:table-cell table:number-columns-repeated="11"/>
          <table:table-cell office:value-type="float" office:value="3.99" calcext:value-type="float">
            <text:p>3.99</text:p>
          </table:table-cell>
          <table:table-cell office:value-type="float" office:value="-3.99" calcext:value-type="float">
            <text:p>-3.99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2-01-2025</text:p>
          </table:table-cell>
          <table:table-cell office:value-type="string" calcext:value-type="string">
            <text:p>POS W/D CACTUS CREME -13:13 </text:p>
          </table:table-cell>
          <table:table-cell table:number-columns-repeated="11"/>
          <table:table-cell office:value-type="float" office:value="6.5" calcext:value-type="float">
            <text:p>6.5</text:p>
          </table:table-cell>
          <table:table-cell office:value-type="float" office:value="-6.5" calcext:value-type="float">
            <text:p>-6.5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2-01-2025</text:p>
          </table:table-cell>
          <table:table-cell office:value-type="string" calcext:value-type="string">
            <text:p>POS W/D @ PARK TAKEAW-17:53 </text:p>
          </table:table-cell>
          <table:table-cell table:number-columns-repeated="11"/>
          <table:table-cell office:value-type="float" office:value="9.5" calcext:value-type="float">
            <text:p>9.5</text:p>
          </table:table-cell>
          <table:table-cell office:value-type="float" office:value="-9.5" calcext:value-type="float">
            <text:p>-9.5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3-01-2025</text:p>
          </table:table-cell>
          <table:table-cell office:value-type="string" calcext:value-type="string">
            <text:p>ATM W/D KWB AP WHANGA-10:02 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-80" calcext:value-type="float">
            <text:p>-80</text:p>
          </table:table-cell>
          <table:table-cell office:value-type="float" office:value="331.1" calcext:value-type="float">
            <text:p>331.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3-01-2025</text:p>
          </table:table-cell>
          <table:table-cell office:value-type="string" calcext:value-type="string">
            <text:p>AP#6556654 TO V A ATKINS </text:p>
          </table:table-cell>
          <table:table-cell office:value-type="string" calcext:value-type="string">
            <text:p>Pay V A ATKINS</text:p>
          </table:table-cell>
          <table:table-cell/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v</text:p>
          </table:table-cell>
          <table:table-cell office:value-type="string" calcext:value-type="string">
            <text:p>dad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 A ATKINS</text:p>
          </table:table-cell>
          <table:table-cell office:value-type="string" calcext:value-type="string">
            <text:p>38-9011-0825674-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231.1" calcext:value-type="float">
            <text:p>231.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3-01-2025</text:p>
          </table:table-cell>
          <table:table-cell office:value-type="string" calcext:value-type="string">
            <text:p>POS W/D Mischief Cafe-10:06 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220.1" calcext:value-type="float">
            <text:p>220.1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3-01-2025</text:p>
          </table:table-cell>
          <table:table-cell office:value-type="string" calcext:value-type="string">
            <text:p>POS W/D PAK N SAVE WA-11:20 </text:p>
          </table:table-cell>
          <table:table-cell table:number-columns-repeated="11"/>
          <table:table-cell office:value-type="float" office:value="12.28" calcext:value-type="float">
            <text:p>12.28</text:p>
          </table:table-cell>
          <table:table-cell office:value-type="float" office:value="-12.28" calcext:value-type="float">
            <text:p>-12.28</text:p>
          </table:table-cell>
          <table:table-cell office:value-type="float" office:value="207.82" calcext:value-type="float">
            <text:p>207.8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4-01-2025</text:p>
          </table:table-cell>
          <table:table-cell office:value-type="string" calcext:value-type="string">
            <text:p>AP#23899062 TO SUE 55 </text:p>
          </table:table-cell>
          <table:table-cell office:value-type="string" calcext:value-type="string">
            <text:p>HOUSE COSTS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COSTS</text:p>
          </table:table-cell>
          <table:table-cell/>
          <table:table-cell office:value-type="string" calcext:value-type="string">
            <text:p>SUE 55</text:p>
          </table:table-cell>
          <table:table-cell office:value-type="string" calcext:value-type="string">
            <text:p>11-5900-0632612-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107.82" calcext:value-type="float">
            <text:p>107.8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6-01-2025</text:p>
          </table:table-cell>
          <table:table-cell office:value-type="string" calcext:value-type="string">
            <text:p>POS W/D FOUR SQUARE A-10:22 </text:p>
          </table:table-cell>
          <table:table-cell table:number-columns-repeated="11"/>
          <table:table-cell office:value-type="float" office:value="3.8" calcext:value-type="float">
            <text:p>3.8</text:p>
          </table:table-cell>
          <table:table-cell office:value-type="float" office:value="-3.8" calcext:value-type="float">
            <text:p>-3.8</text:p>
          </table:table-cell>
          <table:table-cell office:value-type="float" office:value="104.02" calcext:value-type="float">
            <text:p>104.0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6-01-2025</text:p>
          </table:table-cell>
          <table:table-cell office:value-type="string" calcext:value-type="string">
            <text:p>POS W/D Sarjeant Gall-10:34 </text:p>
          </table:table-cell>
          <table:table-cell table:number-columns-repeated="11"/>
          <table:table-cell office:value-type="float" office:value="18.8" calcext:value-type="float">
            <text:p>18.8</text:p>
          </table:table-cell>
          <table:table-cell office:value-type="float" office:value="-18.8" calcext:value-type="float">
            <text:p>-18.8</text:p>
          </table:table-cell>
          <table:table-cell office:value-type="float" office:value="85.22" calcext:value-type="float">
            <text:p>85.22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6-01-2025</text:p>
          </table:table-cell>
          <table:table-cell office:value-type="string" calcext:value-type="string">
            <text:p>POS W/D PAK N SAVE WA-14:31 </text:p>
          </table:table-cell>
          <table:table-cell table:number-columns-repeated="11"/>
          <table:table-cell office:value-type="float" office:value="58.74" calcext:value-type="float">
            <text:p>58.74</text:p>
          </table:table-cell>
          <table:table-cell office:value-type="float" office:value="-58.74" calcext:value-type="float">
            <text:p>-58.74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7-01-2025</text:p>
          </table:table-cell>
          <table:table-cell office:value-type="string" calcext:value-type="string">
            <text:p>POS W/D Brews on Drew-18:38 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-26" calcext:value-type="float">
            <text:p>-2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8-01-2025</text:p>
          </table:table-cell>
          <table:table-cell office:value-type="string" calcext:value-type="string">
            <text:p>POS W/D NPD WHANGANUI-11:27 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string" calcext:value-type="string">
            <text:p>38-9006-0258193-04</text:p>
          </table:table-cell>
          <table:table-cell office:value-type="string" calcext:value-type="string">
            <text:p>19-01-2025</text:p>
          </table:table-cell>
          <table:table-cell office:value-type="string" calcext:value-type="string">
            <text:p>POS W/D BEHIND THE DO-10:31 </text:p>
          </table:table-cell>
          <table:table-cell table:number-columns-repeated="11"/>
          <table:table-cell office:value-type="float" office:value="14.4" calcext:value-type="float">
            <text:p>14.4</text:p>
          </table:table-cell>
          <table:table-cell office:value-type="float" office:value="-14.4" calcext:value-type="float">
            <text:p>-14.4</text:p>
          </table:table-cell>
          <table:table-cell office:value-type="float" office:value="14.08" calcext:value-type="float">
            <text:p>14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391" meta:object-count="0"/>
    <meta:generator>LibreOffice/24.2.7.2$Linux_X86_64 LibreOffice_project/420$Build-2</meta:generator>
  </office:meta>
</office:document-meta>
</file>